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TT31c5d400" svg:font-family="MSTT31c5d400"/>
    <style:font-face style:name="MSTT31c5d401" svg:font-family="MSTT31c5d401"/>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Użytkownicy" style:family="table">
      <style:table-properties style:width="17.014cm" fo:margin-left="-0.016cm" fo:margin-right="0cm" table:align="margins"/>
    </style:style>
    <style:style style:name="Użytkownicy.A" style:family="table-column">
      <style:table-column-properties style:column-width="3.413cm" style:rel-column-width="13146*"/>
    </style:style>
    <style:style style:name="Użytkownicy.C" style:family="table-column">
      <style:table-column-properties style:column-width="3.387cm" style:rel-column-width="13044*"/>
    </style:style>
    <style:style style:name="Użytkownicy.D" style:family="table-column">
      <style:table-column-properties style:column-width="6.802cm" style:rel-column-width="26199*"/>
    </style:style>
    <style:style style:name="Użytkownicy.A1" style:family="table-cell">
      <style:table-cell-properties fo:padding="0.097cm" fo:border-left="0.002cm solid #000000" fo:border-right="none" fo:border-top="0.002cm solid #000000" fo:border-bottom="0.002cm solid #000000"/>
    </style:style>
    <style:style style:name="Użytkownicy.D1" style:family="table-cell">
      <style:table-cell-properties fo:padding="0.097cm" fo:border="0.002cm solid #000000"/>
    </style:style>
    <style:style style:name="Użytkownicy.A2" style:family="table-cell">
      <style:table-cell-properties fo:padding="0.097cm" fo:border-left="0.002cm solid #000000" fo:border-right="none" fo:border-top="none" fo:border-bottom="0.002cm solid #000000"/>
    </style:style>
    <style:style style:name="Użytkownicy.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1" fo:font-size="11pt" style:font-name-asian="Times New Roman1" style:font-size-asian="11pt" style:font-name-complex="Times New Roman1" style:font-size-complex="11pt"/>
    </style:style>
    <style:style style:name="T3" style:family="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T4" style:family="text">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T5" style:family="text">
      <style:text-properties style:font-name="MSTT31c5d400" fo:font-size="11pt" style:font-name-asian="MSTT31c5d400" style:font-size-asian="11pt" style:font-name-complex="MSTT31c5d400"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rojekt dyczący sklepu budowlanego UNITEX</text:p>
      <text:p text:style-name="P2"/>
      <text:p text:style-name="P2"/>
      <text:p text:style-name="P2">1.<text:span text:style-name="T1">Cel Projektu</text:span></text:p>
      <text:p text:style-name="P2">Projekt ma na celu zwiekrzenie ilości towaru poprzez zamówienia online oraz wzrost ilosci klijentów ktorzy bedą mogli zamawiać materiały przez sklep internetowy z dostawą do domu, a wiec adekwatnym wynikiem działania projektu bedzie wzrost zysków sklepu.</text:p>
      <text:p text:style-name="P2">2.<text:span text:style-name="T1">Określenie osób</text:span></text:p>
      <text:p text:style-name="P2">Administrator sklepu – zamawiający projekt</text:p>
      <text:p text:style-name="P2">Sklep budowlany UNITEX – nabywca projektu </text:p>
      <text:p text:style-name="P2">Stakeholders – pracownicy sklepu UNITEX<text:line-break/>3.<text:span text:style-name="T1">Użytkownicy</text:span></text:p>
      <table:table table:name="Użytkownicy" table:style-name="Użytkownicy">
        <table:table-column table:style-name="Użytkownicy.A" table:number-columns-repeated="2"/>
        <table:table-column table:style-name="Użytkownicy.C"/>
        <table:table-column table:style-name="Użytkownicy.D"/>
        <table:table-row>
          <table:table-cell table:style-name="Użytkownicy.A1" office:value-type="string">
            <text:p text:style-name="P3">Nazwa Użytkownika</text:p>
          </table:table-cell>
          <table:table-cell table:style-name="Użytkownicy.A1" office:value-type="string">
            <text:p text:style-name="P3">Rola Użytkownika </text:p>
          </table:table-cell>
          <table:table-cell table:style-name="Użytkownicy.A1" office:value-type="string">
            <text:p text:style-name="P3">Poziom wiedzy i </text:p>
            <text:p text:style-name="P3">doświadcznie</text:p>
          </table:table-cell>
          <table:table-cell table:style-name="Użytkownicy.D1" office:value-type="string">
            <text:p text:style-name="P3">Poziom znajomosci technologi projektu</text:p>
          </table:table-cell>
        </table:table-row>
        <table:table-row>
          <table:table-cell table:style-name="Użytkownicy.A2" office:value-type="string">
            <text:p text:style-name="P3">Administrator sklepu(I rzędu)</text:p>
          </table:table-cell>
          <table:table-cell table:style-name="Użytkownicy.A2" office:value-type="string">
            <text:p text:style-name="P2">Kontrola nad projektem</text:p>
          </table:table-cell>
          <table:table-cell table:style-name="Użytkownicy.A2" office:value-type="string">
            <text:p text:style-name="P3">Mgr.inż Informatyk doś. 5lat</text:p>
          </table:table-cell>
          <table:table-cell table:style-name="Użytkownicy.D2" office:value-type="string">
            <text:p text:style-name="P3"/>
            <text:p text:style-name="P3">zaawansowana</text:p>
          </table:table-cell>
        </table:table-row>
        <table:table-row>
          <table:table-cell table:style-name="Użytkownicy.A2" office:value-type="string">
            <text:p text:style-name="P3">Sprzedawca</text:p>
            <text:p text:style-name="P3">(II rzędu)</text:p>
          </table:table-cell>
          <table:table-cell table:style-name="Użytkownicy.A2" office:value-type="string">
            <text:p text:style-name="P2">kordynacja dostaw do i ze sklepu </text:p>
          </table:table-cell>
          <table:table-cell table:style-name="Użytkownicy.A2" office:value-type="string">
            <text:p text:style-name="P3">Technik informatyk doś.2 lata</text:p>
          </table:table-cell>
          <table:table-cell table:style-name="Użytkownicy.D2" office:value-type="string">
            <text:p text:style-name="P3"/>
            <text:p text:style-name="P3">średnia</text:p>
          </table:table-cell>
        </table:table-row>
        <table:table-row>
          <table:table-cell table:style-name="Użytkownicy.A2" office:value-type="string">
            <text:p text:style-name="P3">Dostawca</text:p>
            <text:p text:style-name="P3">(III rzędu)</text:p>
          </table:table-cell>
          <table:table-cell table:style-name="Użytkownicy.A2" office:value-type="string">
            <text:p text:style-name="P3">Realizacja zamówień i dostaw</text:p>
          </table:table-cell>
          <table:table-cell table:style-name="Użytkownicy.A2" office:value-type="string">
            <text:p text:style-name="P3">Umiejętność sprawdzenia stanu zamówienia</text:p>
          </table:table-cell>
          <table:table-cell table:style-name="Użytkownicy.D2" office:value-type="string">
            <text:p text:style-name="P3"/>
            <text:p text:style-name="P3">niska</text:p>
          </table:table-cell>
        </table:table-row>
      </table:table>
      <text:p text:style-name="P2"/>
      <text:p text:style-name="P2">4. <text:span text:style-name="T1">Ograniczenia</text:span></text:p>
      <text:p text:style-name="P2">-Strona internetowa jest przeznaczona tylko dla sklepu UNITEX.</text:p>
      <text:p text:style-name="P2">-Cena za stronę jest ustalona na samym początku.</text:p>
      <text:p text:style-name="P2">-Nieupowarznione osoby nie mogą sie zalogować jako administrator strony.</text:p>
      <text:p text:style-name="P2">5. <text:span text:style-name="T3">Nazewnictwo i definicje</text:span></text:p>
      <text:p text:style-name="P2">Tylko administrator strony musi posiadać wiedzę o jej budowie i znać język programowania w jakim strona zostala wykonana aby móc wprowadzić jakiekolwiek zmiany systemowe. Reszta użytkowników musi jedynie umieć z niej kożystać.</text:p>
      <text:p text:style-name="P2">6.<text:span text:style-name="T1">Fakty zewnętrzne</text:span><text:span text:style-name="T5"/><field:fieldmark-start/><text:span text:style-name="T5"/></text:p>
      <text:p text:style-name="P2">Rozbudowa asortymentu sklepu automatycznie wplynie na rozbudowę projektu lecz nie w bardzo zaawansowanym stopniu taki rozwój nadzowruje administrator strony.</text:p>
      <text:p text:style-name="P2">8.<text:span text:style-name="T3">Wymagania funkcjonalne</text:span></text:p>
      <text:p text:style-name="P2"><text:span text:style-name="T3">-</text:span><text:span text:style-name="T4">możliwość przeglądania asortymentu sklepu</text:span></text:p>
      <text:p text:style-name="P2"><text:span text:style-name="T4">-możliwość szybkiego zamówienia online</text:span></text:p>
      <text:p text:style-name="P2"><text:span text:style-name="T4">-możliwość wglądu w obecny stan zamówienia</text:span></text:p>
      <text:p text:style-name="P2"><text:span text:style-name="T4">-ułatwienie pracy dla pracowników sklepu</text:span></text:p>
      <text:p text:style-name="P2"><text:span text:style-name="T4">9.</text:span><text:span text:style-name="T3">Wymagania dotyczące wyglądu i estetyki projektu(strony)</text:span></text:p>
      <text:p text:style-name="P2"><text:span text:style-name="T4">-strona powinna być funkcjonalna przejrzysta oraz łatwa i przyjemna w obsłudze, powinna byc pozbawiona innych reklam niż te związane ze sklepem UNITEX, strona nie powinna wymagać od klienta logowania wystarczy ze przy zamówieniu poda swoje dane. Produkty na stronie powinny być przedsatwione w jak najlepszej formie oraz muszą być dobrze opisane przede wszystkim cena za sztuke,opis wymiarowy.</text:span></text:p>
      <text:p text:style-name="P2"><text:span text:style-name="T4">10.</text:span><text:span text:style-name="T3">Wymagania dotyczące utrzymania produktu.</text:span></text:p>
      <text:p text:style-name="P5"><text:span text:style-name="T2">Aby strona byla caly czas wpełni sprawna należy regularnie oplacać domenę strony oraz hosting.</text:span></text:p>
      <text:p text:style-name="P5"><text:span text:style-name="T2">11.</text:span><text:span text:style-name="T3">Wymagania bezpieczeństwa.</text:span></text:p>
      <text:p text:style-name="P2"><text:span text:style-name="T4">Konto administratora strony musi być zabezpieczone najlepszymi środkami bezpieczeństwa jakie są dostępne na rynku. Poszczególne konta użytkowników poblokowane powinny być indywidualnymi loginami</text:span></text:p>
      <text:p text:style-name="P2"><text:span text:style-name="T4">i haslami każdy użytkownik strony ma własne konto założone na stronie. Wszystkie dane wprowadzane przez klientów oraz pracowników muszą być chronione ustawą o przetwarzaniu danych osobowych.</text:span></text:p>
      <text:p text:style-name="P2"><text:soft-page-break/><text:span text:style-name="T4">12.</text:span><text:span text:style-name="T3">Opis zadań oraz czas potrzebny na realizacje projektu</text:span><text:span text:style-name="T4">.</text:span></text:p>
      <text:p text:style-name="P2"><text:span text:style-name="T4">-Budowa strony internetowej 3dni<text:line-break/>-Budowa sklepu internetowego 5 dni</text:span></text:p>
      <text:p text:style-name="P2"><text:span text:style-name="T4">-Szkolenia użytkowników 7 dni</text:span></text:p>
      <text:p text:style-name="P2"><text:span text:style-name="T4">13.</text:span><text:span text:style-name="T3">Kosztorys<text:line-break/></text:span><text:span text:style-name="T4">-Strona internetowa 600 zl</text:span></text:p>
      <text:p text:style-name="P2"><text:span text:style-name="T4">-Sklep intenerowy 1000zl</text:span></text:p>
      <text:p text:style-name="P2"><text:span text:style-name="T4">-Szkolenia użytkowników 50 od osoby</text:span></text:p>
      <text:p text:style-name="P2"><text:span text:style-name="T4"/></text:p>
      <text:p text:style-name="P6"/>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TT31c5d400" svg:font-family="MSTT31c5d400"/>
    <style:font-face style:name="MSTT31c5d401" svg:font-family="MSTT31c5d401"/>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4H21M58S</meta:editing-duration>
    <meta:editing-cycles>5</meta:editing-cycles>
    <meta:generator>OpenOffice.org/3.3$Win32 OpenOffice.org_project/330m20$Build-9567</meta:generator>
    <dc:date>2013-05-24T10:27:48.17</dc:date>
    <meta:document-statistic meta:table-count="1" meta:image-count="0" meta:object-count="0" meta:page-count="2" meta:paragraph-count="52" meta:word-count="386" meta:character-count="2902"/>
    <meta:user-defined meta:name="Info 1"/>
    <meta:user-defined meta:name="Info 2"/>
    <meta:user-defined meta:name="Info 3"/>
    <meta:user-defined meta:name="Info 4"/>
  </office:meta>
</office:document-meta>
</file>